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cm" draw:marker-start-width="0.13cm" draw:marker-end-width="0.13cm" draw:fill-color="#000000" draw:textarea-horizontal-align="center" draw:textarea-vertical-align="middle"/>
    </style:style>
    <style:style style:name="gr2" style:family="graphic" style:parent-style-name="standard">
      <style:graphic-properties svg:stroke-width="0.08cm" svg:stroke-color="#000000" draw:marker-start-width="0.13cm" draw:marker-end-width="0.13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666cm" fo:min-width="0.416cm" fo:padding-top="0.13cm" fo:padding-bottom="0.13cm" fo:padding-left="0.255cm" fo:padding-right="0.255cm" fo:wrap-option="no-wrap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255cm" fo:min-width="0.281cm" fo:padding-top="0.135cm" fo:padding-bottom="0.135cm" fo:padding-left="0.26cm" fo:padding-right="0.26cm"/>
    </style:style>
    <style:style style:name="gr5" style:family="graphic" style:parent-style-name="standard">
      <style:graphic-properties svg:stroke-width="0.01cm" svg:stroke-color="#000000" draw:marker-start-width="0.02cm" draw:marker-end-width="0.02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" style:family="graphic" style:parent-style-name="standard">
      <style:graphic-properties draw:stroke="solid" svg:stroke-width="0.01cm" svg:stroke-color="#000000" draw:marker-start-width="0.02cm" draw:marker-end-width="0.02cm" draw:fill="solid" draw:fill-color="#99ccff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draw:stroke="solid" svg:stroke-width="0.01cm" svg:stroke-color="#000000" draw:marker-start-width="0.02cm" draw:marker-end-width="0.02cm" draw:fill="solid" draw:fill-color="#f3a08c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draw:stroke="solid" svg:stroke-width="0.01cm" svg:stroke-color="#000000" draw:marker-start-width="0.02cm" draw:marker-end-width="0.02cm" draw:fill="solid" draw:fill-color="#ffff66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draw:stroke="solid" svg:stroke-width="0.01cm" svg:stroke-color="#000000" draw:marker-start-width="0cm" draw:marker-end-width="0cm" draw:fill="solid" draw:fill-color="#99ccff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cm" draw:marker-end-width="0cm" draw:fill="solid" draw:fill-color="#f3a08c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11" style:family="graphic" style:parent-style-name="standard">
      <style:graphic-properties draw:stroke="solid" svg:stroke-width="0.01cm" svg:stroke-color="#000000" draw:marker-start-width="0cm" draw:marker-end-width="0cm" draw:fill="solid" draw:fill-color="#ffff66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12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/>
      <style:paragraph-properties style:writing-mode="lr-tb"/>
    </style:style>
    <style:style style:name="gr13" style:family="graphic" style:parent-style-name="standard">
      <style:graphic-properties svg:stroke-width="0.01cm" svg:stroke-color="#000000" draw:marker-start-width="0cm" draw:marker-end-width="0cm" draw:fill="solid" draw:fill-color="#ffffff" draw:opacity="50%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 draw:shadow-opacity="50%"/>
      <style:paragraph-properties style:writing-mode="lr-tb"/>
    </style:style>
    <style:style style:name="gr14" style:family="graphic" style:parent-style-name="objectwithoutfill">
      <style:graphic-properties svg:stroke-width="0.03cm" svg:stroke-color="#808080" draw:marker-start-width="0.25cm" draw:marker-end="Rounded_20_short_20_Arrow" draw:marker-end-width="0.2cm" draw:fill="solid" draw:textarea-vertical-align="middle" fo:padding-top="0.14cm" fo:padding-bottom="0.14cm" fo:padding-left="0.265cm" fo:padding-right="0.26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line-height="100%" fo:text-align="center" style:writing-mode="lr-tb"/>
      <style:text-properties style:font-name="CMU Sans Serif" fo:font-size="7pt" style:font-size-asian="7pt" style:font-size-complex="7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99ccff"/>
      <style:paragraph-properties fo:text-align="center" style:writing-mode="lr-tb"/>
      <style:text-properties style:font-name="CMU Sans Serif1" fo:font-size="22pt" style:font-size-asian="22pt" style:font-size-complex="22pt"/>
    </style:style>
    <style:style style:name="P7" style:family="paragraph">
      <loext:graphic-properties draw:fill="solid" draw:fill-color="#f3a08c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8" style:family="paragraph">
      <loext:graphic-properties draw:fill="solid" draw:fill-color="#ffff66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9" style:family="paragraph"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10" style:family="paragraph">
      <loext:graphic-properties draw:fill="solid" draw:fill-color="#ffff66"/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1" style:family="paragraph"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2" style:family="paragraph">
      <loext:graphic-properties draw:fill="solid" draw:fill-color="#99ccff"/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3" style:family="paragraph"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solid" draw:fill-color="#ffffff" draw:opacity="50%"/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Helvetica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80808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164cm" svg:height="0.493cm" svg:x="1.438cm" svg:y="3.426cm" svg:viewBox="0 0 165 494" draw:points="83,0 0,82 0,494 165,494 165,82">
            <text:p/>
          </draw:polygon>
          <draw:circle draw:style-name="gr2" draw:text-style-name="P2" draw:layer="layout" svg:width="0.264cm" svg:height="0.264cm" svg:x="1.388cm" svg:y="3.08cm">
            <text:p/>
          </draw:circle>
          <draw:line draw:style-name="gr2" draw:text-style-name="P2" draw:layer="layout" svg:x1="1.52cm" svg:y1="3.426cm" svg:x2="1.19cm" svg:y2="3.756cm">
            <text:p/>
          </draw:line>
          <draw:line draw:style-name="gr2" draw:text-style-name="P2" draw:layer="layout" svg:x1="1.85cm" svg:y1="3.756cm" svg:x2="1.52cm" svg:y2="3.426cm">
            <text:p/>
          </draw:line>
          <draw:line draw:style-name="gr2" draw:text-style-name="P2" draw:layer="layout" svg:x1="1.52cm" svg:y1="3.344cm" svg:x2="1.52cm" svg:y2="3.838cm">
            <text:p/>
          </draw:line>
          <draw:line draw:style-name="gr2" draw:text-style-name="P2" draw:layer="layout" svg:x1="1.521cm" svg:y1="3.838cm" svg:x2="1.273cm" svg:y2="4.25cm">
            <text:p/>
          </draw:line>
          <draw:line draw:style-name="gr2" draw:text-style-name="P2" draw:layer="layout" svg:x1="1.768cm" svg:y1="4.25cm" svg:x2="1.52cm" svg:y2="3.838cm">
            <text:p/>
          </draw:line>
        </draw:g>
        <draw:g>
          <draw:custom-shape draw:style-name="gr3" draw:text-style-name="P3" draw:layer="layout" svg:width="1cm" svg:height="1cm" svg:x="2.05cm" svg:y="1.85cm">
            <text:p/>
            <draw:enhanced-geometry svg:viewBox="0 0 21600 21600" draw:mirror-horizontal="fals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style-name="gr4" draw:text-style-name="P4" draw:layer="layout" svg:width="0.8cm" svg:height="0.84cm" svg:x="2.15cm" svg:y="1.9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5" draw:text-style-name="P5" draw:layer="layout" svg:width="0.125cm" svg:height="0.123cm" svg:x="2.184cm" svg:y="2.15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1cm" svg:height="0.031cm" svg:x="2.191cm" svg:y="2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1cm" svg:height="0.03cm" svg:x="2.191cm" svg:y="2.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1cm" svg:height="0.03cm" svg:x="2.191cm" svg:y="2.236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242cm" svg:y="2.3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249cm" svg:y="2.316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249cm" svg:y="2.3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249cm" svg:y="2.38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5cm" svg:height="0.123cm" svg:x="2.402cm" svg:y="2.17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1cm" svg:height="0.03cm" svg:x="2.409cm" svg:y="2.18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1cm" svg:height="0.031cm" svg:x="2.409cm" svg:y="2.2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1cm" svg:height="0.03cm" svg:x="2.409cm" svg:y="2.2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7cm" svg:height="0.124cm" svg:x="2.363cm" svg:y="2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37cm" svg:y="2.46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37cm" svg:y="2.49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37cm" svg:y="2.53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179cm" svg:y="2.51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186cm" svg:y="2.52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1cm" svg:x="2.186cm" svg:y="2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186cm" svg:y="2.59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514cm" svg:y="2.58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1cm" svg:height="0.031cm" svg:x="2.522cm" svg:y="2.59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1cm" svg:height="0.03cm" svg:x="2.522cm" svg:y="2.63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1cm" svg:height="0.031cm" svg:x="2.522cm" svg:y="2.6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5cm" svg:height="0.123cm" svg:x="2.527cm" svg:y="2.332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534cm" svg:y="2.34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534cm" svg:y="2.37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534cm" svg:y="2.41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7cm" svg:height="0.123cm" svg:x="2.61cm" svg:y="2.164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618cm" svg:y="2.17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618cm" svg:y="2.21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618cm" svg:y="2.2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7cm" svg:height="0.123cm" svg:x="2.786cm" svg:y="2.334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794cm" svg:y="2.34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794cm" svg:y="2.38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794cm" svg:y="2.41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682cm" svg:y="2.51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689cm" svg:y="2.5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689cm" svg:y="2.566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689cm" svg:y="2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795cm" svg:y="2.1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802cm" svg:y="2.14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1cm" svg:x="2.802cm" svg:y="2.17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802cm" svg:y="2.2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</draw:g>
        <draw:g>
          <draw:polygon draw:style-name="gr1" draw:text-style-name="P1" draw:layer="layout" svg:width="0.164cm" svg:height="0.493cm" svg:x="6.788cm" svg:y="3.476cm" svg:viewBox="0 0 165 494" draw:points="83,0 0,82 0,494 165,494 165,82">
            <text:p/>
          </draw:polygon>
          <draw:circle draw:style-name="gr2" draw:text-style-name="P2" draw:layer="layout" svg:width="0.264cm" svg:height="0.264cm" svg:x="6.738cm" svg:y="3.13cm">
            <text:p/>
          </draw:circle>
          <draw:line draw:style-name="gr2" draw:text-style-name="P2" draw:layer="layout" svg:x1="6.87cm" svg:y1="3.476cm" svg:x2="6.54cm" svg:y2="3.806cm">
            <text:p/>
          </draw:line>
          <draw:line draw:style-name="gr2" draw:text-style-name="P2" draw:layer="layout" svg:x1="7.2cm" svg:y1="3.806cm" svg:x2="6.87cm" svg:y2="3.476cm">
            <text:p/>
          </draw:line>
          <draw:line draw:style-name="gr2" draw:text-style-name="P2" draw:layer="layout" svg:x1="6.87cm" svg:y1="3.394cm" svg:x2="6.87cm" svg:y2="3.888cm">
            <text:p/>
          </draw:line>
          <draw:line draw:style-name="gr2" draw:text-style-name="P2" draw:layer="layout" svg:x1="6.871cm" svg:y1="3.888cm" svg:x2="6.623cm" svg:y2="4.3cm">
            <text:p/>
          </draw:line>
          <draw:line draw:style-name="gr2" draw:text-style-name="P2" draw:layer="layout" svg:x1="7.118cm" svg:y1="4.3cm" svg:x2="6.87cm" svg:y2="3.888cm">
            <text:p/>
          </draw:line>
        </draw:g>
        <draw:g>
          <draw:polygon draw:style-name="gr1" draw:text-style-name="P1" draw:layer="layout" svg:width="0.164cm" svg:height="0.493cm" svg:x="4.638cm" svg:y="1.526cm" svg:viewBox="0 0 165 494" draw:points="83,0 0,82 0,494 165,494 165,82">
            <text:p/>
          </draw:polygon>
          <draw:circle draw:style-name="gr2" draw:text-style-name="P2" draw:layer="layout" svg:width="0.264cm" svg:height="0.264cm" svg:x="4.588cm" svg:y="1.18cm">
            <text:p/>
          </draw:circle>
          <draw:line draw:style-name="gr2" draw:text-style-name="P2" draw:layer="layout" svg:x1="4.72cm" svg:y1="1.526cm" svg:x2="4.39cm" svg:y2="1.856cm">
            <text:p/>
          </draw:line>
          <draw:line draw:style-name="gr2" draw:text-style-name="P2" draw:layer="layout" svg:x1="5.05cm" svg:y1="1.856cm" svg:x2="4.72cm" svg:y2="1.526cm">
            <text:p/>
          </draw:line>
          <draw:line draw:style-name="gr2" draw:text-style-name="P2" draw:layer="layout" svg:x1="4.72cm" svg:y1="1.444cm" svg:x2="4.72cm" svg:y2="1.938cm">
            <text:p/>
          </draw:line>
          <draw:line draw:style-name="gr2" draw:text-style-name="P2" draw:layer="layout" svg:x1="4.721cm" svg:y1="1.938cm" svg:x2="4.473cm" svg:y2="2.35cm">
            <text:p/>
          </draw:line>
          <draw:line draw:style-name="gr2" draw:text-style-name="P2" draw:layer="layout" svg:x1="4.968cm" svg:y1="2.35cm" svg:x2="4.72cm" svg:y2="1.938cm">
            <text:p/>
          </draw:line>
        </draw:g>
        <draw:g xml:id="id1" draw:id="id1">
          <draw:custom-shape draw:style-name="gr3" draw:text-style-name="P3" draw:layer="layout" svg:width="1cm" svg:height="1cm" svg:x="5.25cm" svg:y="0.15cm">
            <text:p/>
            <draw:enhanced-geometry svg:viewBox="0 0 21600 21600" draw:mirror-horizontal="fals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5.305cm" svg:y="0.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5.305cm" svg:y="0.53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10" draw:layer="layout" svg:width="0.89cm" svg:height="0.247cm" svg:x="5.305cm" svg:y="0.824cm">
            <text:p text:style-name="P9"><text:span text:style-name="T1">v2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5.55cm" svg:y="1.5cm">
            <text:p/>
            <draw:enhanced-geometry svg:viewBox="0 0 21600 21600" draw:mirror-horizontal="true" draw:mirror-vertical="false" draw:text-areas="800 800 20800 20800" draw:type="round-rectangular-callout" draw:modifiers="1143.65634365634 26886.713286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5.605cm" svg:y="1.59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5.605cm" svg:y="1.8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5.605cm" svg:y="2.1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12" draw:text-style-name="P3" draw:layer="layout" svg:width="1cm" svg:height="1cm" svg:x="3.2cm" svg:y="0.15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3.255cm" svg:y="0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3.255cm" svg:y="0.53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10" draw:layer="layout" svg:width="0.89cm" svg:height="0.247cm" svg:x="3.255cm" svg:y="0.824cm">
            <text:p text:style-name="P9"><text:span text:style-name="T1">v1</text:span></text:p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1.55cm" svg:y="0.65cm">
            <text:p/>
            <draw:enhanced-geometry svg:viewBox="0 0 21600 21600" draw:mirror-horizontal="false" draw:mirror-vertical="false" draw:text-areas="800 800 20800 20800" draw:type="round-rectangular-callout" draw:modifiers="3948.85114885115 31159.240759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1.605cm" svg:y="0.7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1.605cm" svg:y="1.03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1.605cm" svg:y="1.3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cm" svg:height="1cm" svg:x="0.1cm" svg:y="2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2" draw:layer="layout" svg:width="0.89cm" svg:height="0.247cm" svg:x="0.155cm" svg:y="2.09cm">
            <text:p text:style-name="P11"><text:span text:style-name="T1">def:</text:span></text:p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0.155cm" svg:y="2.3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0.155cm" svg:y="2.6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g>
              <draw:custom-shape draw:style-name="gr5" draw:text-style-name="P5" draw:layer="layout" svg:width="0.153cm" svg:height="0.151cm" svg:x="5.177cm" svg:y="2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186cm" svg:y="2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186cm" svg:y="2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186cm" svg:y="2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5.197cm" svg:y="3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206cm" svg:y="3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206cm" svg:y="3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206cm" svg:y="3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5.397cm" svg:y="2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5.406cm" svg:y="2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5.406cm" svg:y="2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5.406cm" svg:y="2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5.35cm" svg:y="3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358cm" svg:y="3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358cm" svg:y="3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358cm" svg:y="3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5.147cm" svg:y="3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5.155cm" svg:y="3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5.155cm" svg:y="3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5.155cm" svg:y="3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1cm" svg:x="5.35cm" svg:y="3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358cm" svg:y="3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358cm" svg:y="3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358cm" svg:y="3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897cm" svg:y="3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905cm" svg:y="3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905cm" svg:y="3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905cm" svg:y="3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5.848cm" svg:y="2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856cm" svg:y="2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856cm" svg:y="2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856cm" svg:y="2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847cm" svg:y="3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856cm" svg:y="3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856cm" svg:y="3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856cm" svg:y="3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697cm" svg:y="3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706cm" svg:y="3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706cm" svg:y="3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706cm" svg:y="3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622cm" svg:y="2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631cm" svg:y="2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5.631cm" svg:y="2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631cm" svg:y="2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3" draw:text-style-name="P14" draw:layer="layout" svg:width="1cm" svg:height="1cm" svg:x="5.1cm" svg:y="2.7cm">
            <text:p text:style-name="P13"><text:span text:style-name="T2">?</text:span></text:p>
            <draw:enhanced-geometry svg:viewBox="0 0 21600 21600" draw:mirror-horizontal="true" draw:mirror-vertical="false" draw:text-areas="800 800 20800 20800" draw:type="round-rectangular-callout" draw:modifiers="-517.882117882118 24620.9790209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g>
            <draw:g>
              <draw:custom-shape draw:style-name="gr5" draw:text-style-name="P5" draw:layer="layout" svg:width="0.153cm" svg:height="0.151cm" svg:x="0.427cm" svg:y="0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0.436cm" svg:y="0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0.436cm" svg:y="0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0.436cm" svg:y="0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0.447cm" svg:y="1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0.456cm" svg:y="1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0.456cm" svg:y="1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0.456cm" svg:y="1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0.647cm" svg:y="0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0.656cm" svg:y="0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0.656cm" svg:y="0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0.656cm" svg:y="0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0.6cm" svg:y="1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0.608cm" svg:y="1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0.608cm" svg:y="1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0.608cm" svg:y="1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0.397cm" svg:y="1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0.405cm" svg:y="1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0.405cm" svg:y="1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0.405cm" svg:y="1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1cm" svg:x="0.6cm" svg:y="1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0.608cm" svg:y="1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0.608cm" svg:y="1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0.608cm" svg:y="1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1.147cm" svg:y="1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1.155cm" svg:y="1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1.155cm" svg:y="1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1.155cm" svg:y="1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1.098cm" svg:y="0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1.106cm" svg:y="0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1.106cm" svg:y="0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1.106cm" svg:y="0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1.097cm" svg:y="1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1.106cm" svg:y="1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1.106cm" svg:y="1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1.106cm" svg:y="1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0.947cm" svg:y="1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0.956cm" svg:y="1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0.956cm" svg:y="1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0.956cm" svg:y="1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0.872cm" svg:y="0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0.881cm" svg:y="0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0.881cm" svg:y="0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0.881cm" svg:y="0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3" draw:text-style-name="P14" draw:layer="layout" svg:width="1cm" svg:height="1cm" svg:x="0.35cm" svg:y="0.7cm">
            <text:p text:style-name="P13"><text:span text:style-name="T2">?</text:span></text:p>
            <draw:enhanced-geometry svg:viewBox="0 0 21600 21600" draw:mirror-horizontal="true" draw:mirror-vertical="false" draw:text-areas="800 800 20800 20800" draw:type="round-rectangular-callout" draw:modifiers="2567.83216783217 29109.2907092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onnector draw:style-name="gr14" draw:text-style-name="P16" draw:layer="layout" draw:type="lines" draw:line-skew="0.155cm" svg:x1="5.25cm" svg:y1="0.65cm" svg:x2="4.2cm" svg:y2="0.65cm" draw:start-shape="id1" draw:start-glue-point="3" draw:end-shape="id2" draw:end-glue-point="1" svg:d="M5250 650h-350-195-505" svg:viewBox="0 0 1051 1">
          <text:p text:style-name="P15"><text:span text:style-name="T3"><text:s text:c="2"/></text:span><text:span text:style-name="T3">upd</text:span><text:span text:style-name="T3">ates</text:span></text:p>
          <text:p text:style-name="P15"><text:span text:style-name="T1"/></text:p>
          <text:p text:style-name="P15"><text:span text:style-name="T1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1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7T07:10:58.442506635</dc:date>
    <dc:creator>Tobias Kuhn</dc:creator>
    <meta:editing-duration>PT27M41S</meta:editing-duration>
    <meta:editing-cycles>7</meta:editing-cycles>
    <meta:generator>LibreOffice/6.3.4.2$Linux_X86_64 LibreOffice_project/30$Build-2</meta:generator>
    <meta:document-statistic meta:object-count="225"/>
  </office:meta>
</office:document-meta>
</file>